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rsid="0000970d" officeooo:paragraph-rsid="0000970d"/>
    </style:style>
    <style:style style:name="P2" style:family="paragraph" style:parent-style-name="Text_20_body">
      <style:paragraph-properties fo:margin-top="0in" fo:margin-bottom="0in" loext:contextual-spacing="false"/>
      <style:text-properties fo:color="#800000" officeooo:rsid="0000970d" officeooo:paragraph-rsid="0000970d" fo:background-color="#ffff00"/>
    </style:style>
    <style:style style:name="P3" style:family="paragraph" style:parent-style-name="Heading_20_1">
      <style:paragraph-properties fo:margin-top="0in" fo:margin-bottom="0in" loext:contextual-spacing="false" style:line-height-at-least="0.2291in" fo:padding="0in" fo:border="none"/>
    </style:style>
    <style:style style:name="P4" style:family="paragraph" style:parent-style-name="Text_20_body">
      <style:paragraph-properties fo:margin-top="0in" fo:margin-bottom="0in" loext:contextual-spacing="false"/>
      <style:text-properties officeooo:paragraph-rsid="0000970d"/>
    </style:style>
    <style:style style:name="P5" style:family="paragraph" style:parent-style-name="Text_20_body">
      <style:text-properties fo:font-variant="normal" fo:text-transform="none" fo:color="#555555"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loext:padding="0in" loext:border="none"/>
    </style:style>
    <style:style style:name="P6" style:family="paragraph" style:parent-style-name="Text_20_body">
      <style:paragraph-properties fo:margin-left="0.1043in" fo:margin-right="0.1043in" fo:margin-top="0.1043in" fo:margin-bottom="0.1043in" loext:contextual-spacing="false" fo:text-indent="0in" style:auto-text-indent="false" fo:padding="0in" fo:border="none"/>
      <style:text-properties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555555" fo:letter-spacing="normal"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555555" fo:letter-spacing="normal" style:font-name-asian="verdana" style:font-size-asian="9pt" style:font-style-asian="normal" style:font-weight-asian="normal" loext:padding="0in" loext:border="none"/>
    </style:style>
    <style:style style:name="P9"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fo:color="#abb2bf" style:font-name="Source Code Pro" fo:font-size="10.5pt" fo:font-weight="bold" fo:background-color="#282c34" loext:char-shading-value="0" style:font-name-asian="Source Code Pro" style:font-size-asian="10.5pt" style:font-weight-asian="bold" style:font-name-complex="Source Code Pro" style:font-size-complex="10.5pt" style:font-weight-complex="bold" loext:padding="0in" loext:border="none"/>
    </style:style>
    <style:style style:name="T2" style:family="text">
      <style:text-properties fo:color="#800000" fo:background-color="#ffff00" loext:char-shading-value="0"/>
    </style:style>
    <style:style style:name="T3" style:family="text">
      <style:text-properties fo:color="#ff0000"/>
    </style:style>
    <style:style style:name="T4" style:family="text">
      <style:text-properties loext:padding="0in" loext:border="none"/>
    </style:style>
    <style:style style:name="T5" style:family="text">
      <style:text-properties style:font-name="verdana" fo:font-size="9pt" fo:font-style="normal" fo:font-weight="normal"/>
    </style:style>
    <style:style style:name="T6" style:family="text">
      <style:text-properties style:font-name-asian="verdana" style:font-size-asian="9pt" style:font-style-asian="normal" style:font-weight-asian="normal"/>
    </style:style>
    <style:style style:name="T7" style:family="text">
      <style:text-properties fo:font-variant="normal" fo:text-transform="none" fo:color="#f56400" style:text-line-through-style="none" style:text-line-through-type="none" style:font-name="Arial" fo:font-size="13.5pt" fo:letter-spacing="normal" fo:font-style="normal" style:text-underline-style="none" fo:font-weight="normal" style:text-blinking="false" loext:padding="0in" loext:border="none"/>
    </style:style>
    <style:style style:name="T8" style:family="text">
      <style:text-properties fo:font-variant="normal" fo:text-transform="none" fo:color="#f56400" style:text-line-through-style="none" style:text-line-through-type="none" fo:letter-spacing="normal" style:text-underline-style="none" style:text-blinking="false" style:font-name-asian="Arial" style:font-size-asian="13.5pt" style:font-style-asian="normal" style:font-weight-asian="normal" loext:padding="0in" loext:border="none"/>
    </style:style>
    <style:style style:name="T9" style:family="text">
      <style:text-properties fo:font-variant="normal" fo:text-transform="none" fo:color="#4d4d4d" style:font-name="Microsoft YaHei" fo:font-size="12pt" fo:letter-spacing="normal" fo:font-style="normal" fo:font-weight="normal"/>
    </style:style>
    <style:style style:name="T10" style:family="text">
      <style:text-properties fo:font-variant="normal" fo:text-transform="none" fo:color="#4d4d4d" fo:letter-spacing="normal" style:font-name-asian="Microsoft YaHei" style:font-size-asian="12pt" style:font-style-asian="normal" style:font-weight-asian="normal"/>
    </style:style>
    <style:style style:name="fr1"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Source_20_Text"><text:span text:style-name="T1"/></text:span></text:h>
      <text:p text:style-name="P4"><draw:frame draw:style-name="fr1" draw:name="Frame1" text:anchor-type="paragraph" svg:x="-0.122in" svg:y="0.1193in" svg:width="7.4791in" draw:z-index="0"><draw:text-box fo:min-height="0.0161in"><text:h text:style-name="P9" text:outline-level="1"><text:a xlink:type="simple" xlink:href="https://www.cnblogs.com/cbryge/p/6066978.html" text:style-name="Internet_20_link" text:visited-style-name="Visited_20_Internet_20_Link"><text:span text:style-name="T7">kernel</text:span></text:a><text:a xlink:type="simple" xlink:href="https://www.cnblogs.com/cbryge/p/6066978.html" text:style-name="Internet_20_link" text:visited-style-name="Visited_20_Internet_20_Link"><text:span text:style-name="T8">中文件的读写操作可以使用</text:span></text:a><text:a xlink:type="simple" xlink:href="https://www.cnblogs.com/cbryge/p/6066978.html" text:style-name="Internet_20_link" text:visited-style-name="Visited_20_Internet_20_Link"><text:span text:style-name="T7">vfs_read()</text:span></text:a><text:a xlink:type="simple" xlink:href="https://www.cnblogs.com/cbryge/p/6066978.html" text:style-name="Internet_20_link" text:visited-style-name="Visited_20_Internet_20_Link"><text:span text:style-name="T8">和</text:span></text:a><text:a xlink:type="simple" xlink:href="https://www.cnblogs.com/cbryge/p/6066978.html" text:style-name="Internet_20_link" text:visited-style-name="Visited_20_Internet_20_Link"><text:span text:style-name="T7">vfs_write</text:span></text:a></text:h></draw:text-box></draw:frame></text:p>
      <text:section text:style-name="Sect1" text:name="cnblogs_post_body">
        <text:section text:style-name="Sect1" text:name="endtext">
          <text:p text:style-name="P6"><text:span text:style-name="T9">Linux</text:span><text:span text:style-name="T10">系统成功的关键因素之一就是具有与其他操作系统和谐共存的能力。</text:span><text:span text:style-name="T9">Linux</text:span><text:span text:style-name="T10">系统的文件系统由两层结构构建：第一层是虚拟文件系统（</text:span><text:span text:style-name="T9">VFS</text:span><text:span text:style-name="T10">），第二层是各种不同的具体的文件系统。</text:span><text:line-break/><text:span text:style-name="T9">VFS</text:span><text:span text:style-name="T10">就是把各种具体的文件系统的公共部分抽取出来，形成一个抽象层，是系统内核的一部分，它位于用户程序和具体的文件系统之间。它对用户提供了标准的文件系统调用接口，对具体的文件系统（如</text:span><text:span text:style-name="T9">EXT2</text:span><text:span text:style-name="T10">、</text:span><text:span text:style-name="T9">FAT32</text:span><text:span text:style-name="T10">等），它通过一系列的对不同文件系统公用的函数指针来实际调用具体的文件系统函数，完成实际的各有差异的操作。任何使用文件系统的程序必须经过这层接口来使用它。通过这样的方式，</text:span><text:span text:style-name="T9">VFS</text:span><text:span text:style-name="T10">就对用户屏蔽了底层文件系统的实现细节和差异。</text:span></text:p>
          <text:p text:style-name="P6">需要在Linux kernel--大多是在需要调试的驱动程序--中读写文件数据。在kernel中操作文件没有标准库可用，需要利用kernel的一些函数，这些函数主要有： filp_open() filp_close(), vfs_read() vfs_write()，set_fs()，get_fs()等，这些函数在linux/fs.h和asm/uaccess.h头文件中声明。下面介绍主要步骤</text:p>
          <text:p text:style-name="P7"><text:span text:style-name="T6">　　</text:span><text:span text:style-name="T5">1. </text:span><text:span text:style-name="T6">打开文件</text:span></text:p>
          <text:p text:style-name="P7"><text:span text:style-name="T6">　　</text:span><text:span text:style-name="T5">filp_open()</text:span><text:span text:style-name="T6">在</text:span><text:span text:style-name="T5">kernel</text:span><text:span text:style-name="T6">中可以打开文件，其原形如下：</text:span></text:p>
          <text:p text:style-name="P7"><text:span text:style-name="T6">　　</text:span><text:span text:style-name="T5">strcut file* filp_open(const char* filename, int open_mode, int mode);</text:span></text:p>
          <text:p text:style-name="P7"><text:span text:style-name="T6">　　该函数返回</text:span><text:span text:style-name="T5">strcut file*</text:span><text:span text:style-name="T6">结构指针，供后继函数操作使用，该返回值用</text:span><text:span text:style-name="T5">IS_ERR(2881064151)</text:span><text:span text:style-name="T6">来检验其有效性。</text:span></text:p>
          <text:p text:style-name="P8">　　参数说明</text:p>
          <text:p text:style-name="P7"><text:span text:style-name="T6">　　</text:span><text:span text:style-name="T5">filename</text:span><text:span text:style-name="T6">： 表明要打开或创建文件的名称</text:span><text:span text:style-name="T5">(</text:span><text:span text:style-name="T6">包括路径部分</text:span><text:span text:style-name="T5">)</text:span><text:span text:style-name="T6">。在内核中打开的文件时需要注意打开的时机，很容易出现需要打开文件的驱动很早就加载并打开文件，但需要打开的文件所在设备还不有挂载到文件系统中，而导致打开失败。</text:span></text:p>
          <text:p text:style-name="P7"><text:span text:style-name="T6">　　</text:span><text:span text:style-name="T5">open_mode</text:span><text:span text:style-name="T6">： 文件的打开方式，其取值与标准库中的</text:span><text:span text:style-name="T5">open</text:span><text:span text:style-name="T6">相应参数类似，可以取</text:span><text:span text:style-name="T5">O_CREAT,O_RDWR,O_RDONLY</text:span><text:span text:style-name="T6">等。</text:span></text:p>
          <text:p text:style-name="P7"><text:span text:style-name="T6">　　</text:span><text:span text:style-name="T5">mode</text:span><text:span text:style-name="T6">： 创建文件时使用，设置创建文件的读写权限，其它情况可以匆略设为</text:span><text:span text:style-name="T5">0</text:span></text:p>
          <text:p text:style-name="P7"><text:span text:style-name="T6">　　</text:span><text:span text:style-name="T5">2. </text:span><text:span text:style-name="T6">读写文件</text:span></text:p>
          <text:p text:style-name="P7"><text:span text:style-name="T6">　　</text:span><text:span text:style-name="T5">kernel</text:span><text:span text:style-name="T6">中文件的读写操作可以使用</text:span><text:span text:style-name="T5">vfs_read()</text:span><text:span text:style-name="T6">和</text:span><text:span text:style-name="T5">vfs_write</text:span><text:span text:style-name="T6">，在使用这两个函数前需要说明一下</text:span><text:span text:style-name="T5">get_fs()</text:span><text:span text:style-name="T6">和 </text:span><text:span text:style-name="T5">set_fs()</text:span><text:span text:style-name="T6">这两个函数。</text:span></text:p>
          <text:p text:style-name="P7"><text:soft-page-break/><text:span text:style-name="T6">　　</text:span><text:span text:style-name="T5">vfs_read() vfs_write()</text:span><text:span text:style-name="T6">两函数的原形如下：</text:span></text:p>
          <text:p text:style-name="P7"><text:span text:style-name="T6">　　</text:span><text:span text:style-name="T5">ssize_t vfs_read(struct file* filp, char __user* buffer, size_t len, loff_t* pos);</text:span></text:p>
          <text:p text:style-name="P7"><text:span text:style-name="T6">　　</text:span><text:span text:style-name="T5">ssize_t vfs_write(struct file* filp, const char __user* buffer, size_t len, loff_t* pos);</text:span></text:p>
          <text:p text:style-name="P7"><text:span text:style-name="T6">　　注意这两个函数的第二个参数</text:span><text:span text:style-name="T5">buffer</text:span><text:span text:style-name="T6">，前面都有</text:span><text:span text:style-name="T5">__user</text:span><text:span text:style-name="T6">修饰符，这就要求这两个</text:span><text:span text:style-name="T5">buffer</text:span><text:span text:style-name="T6">指针都应该指向用空的内存，如果对该参数传递</text:span><text:span text:style-name="T5">kernel</text:span><text:span text:style-name="T6">空间的指针，这两个函数都会返回失败</text:span><text:span text:style-name="T5">-EFAULT</text:span><text:span text:style-name="T6">。但在</text:span><text:span text:style-name="T5">Kernel</text:span><text:span text:style-name="T6">中，我们一般不容易生成用户空间的指针，或者不方便独立使用用户空间内存。要使这两个读写函数使用</text:span><text:span text:style-name="T5">kernel</text:span><text:span text:style-name="T6">空间的</text:span><text:span text:style-name="T5">buffer</text:span><text:span text:style-name="T6">指针也能正确工作，需要使用</text:span><text:span text:style-name="T5">set_fs()</text:span><text:span text:style-name="T6">函数或宏</text:span><text:span text:style-name="T5">(set_fs()</text:span><text:span text:style-name="T6">可能是宏定义</text:span><text:span text:style-name="T5">)</text:span><text:span text:style-name="T6">，如果为函数，其原形如下：</text:span></text:p>
          <text:p text:style-name="P7"><text:span text:style-name="T6">　　</text:span><text:span text:style-name="T5">void set_fs(mm_segment_t fs);</text:span></text:p>
          <text:p text:style-name="P7"><text:span text:style-name="T6">　　该函数的作用是改变</text:span><text:span text:style-name="T5">kernel</text:span><text:span text:style-name="T6">对内存地址检查的处理方式，其实该函数的参数</text:span><text:span text:style-name="T5">fs</text:span><text:span text:style-name="T6">只有两个取值：</text:span><text:span text:style-name="T5">USER_DS</text:span><text:span text:style-name="T6">，</text:span><text:span text:style-name="T5">KERNEL_DS</text:span><text:span text:style-name="T6">，分别代表用户空间和内核空间，默认情况下，</text:span><text:span text:style-name="T5">kernel</text:span><text:span text:style-name="T6">取值为</text:span><text:span text:style-name="T5">USER_DS</text:span><text:span text:style-name="T6">，即对用户空间地址检查并做变换。那么要在这种对内存地址做检查变换的函数中使用内核空间地址，就需要使用</text:span><text:span text:style-name="T5">set_fs(KERNEL_DS)</text:span><text:span text:style-name="T6">进行设置。</text:span><text:span text:style-name="T5">get_fs()</text:span><text:span text:style-name="T6">一般也可能是宏定义，它的作用是取得当前的设置，这两个函数的一般用法为：</text:span></text:p>
          <text:p text:style-name="P7"><text:span text:style-name="T6">　　</text:span><text:span text:style-name="T5">mm_segment_t old_fs;</text:span></text:p>
          <text:p text:style-name="P7"><text:span text:style-name="T6">　　</text:span><text:span text:style-name="T5">old_fs = get_fs();</text:span></text:p>
          <text:p text:style-name="P7"><text:span text:style-name="T6">　　</text:span><text:span text:style-name="T5">set_fs(KERNEL_DS);</text:span></text:p>
          <text:p text:style-name="P7"><text:span text:style-name="T6">　　</text:span><text:span text:style-name="T5">...... //</text:span><text:span text:style-name="T6">与内存有关的操作</text:span></text:p>
          <text:p text:style-name="P7"><text:span text:style-name="T6">　　</text:span><text:span text:style-name="T5">set_fs(old_fs);</text:span></text:p>
          <text:p text:style-name="P7"><text:span text:style-name="T6">　　还有一些其它的内核函数也有用</text:span><text:span text:style-name="T5">__user</text:span><text:span text:style-name="T6">修饰的参数，在</text:span><text:span text:style-name="T5">kernel</text:span><text:span text:style-name="T6">中需要用</text:span><text:span text:style-name="T5">kernel</text:span><text:span text:style-name="T6">空间的内存代替时，都可以使用类似办法。</text:span></text:p>
          <text:p text:style-name="P7"><text:span text:style-name="T6">　　使用</text:span><text:span text:style-name="T5">vfs_read()</text:span><text:span text:style-name="T6">和</text:span><text:span text:style-name="T5">vfs_write()</text:span><text:span text:style-name="T6">最后需要注意的一点是最后的参数</text:span><text:span text:style-name="T5">loff_t * pos</text:span><text:span text:style-name="T6">，</text:span><text:span text:style-name="T5">pos</text:span><text:span text:style-name="T6">所指向的值要初始化，表明从文件的什么地方开始读写。</text:span></text:p>
          <text:p text:style-name="P7"><text:span text:style-name="T6">　　</text:span><text:span text:style-name="T5">3. </text:span><text:span text:style-name="T6">关闭读写文件</text:span></text:p>
          <text:p text:style-name="P7"><text:span text:style-name="T6">　　</text:span><text:span text:style-name="T5">int filp_close(struct file*filp, fl_owner_t id);</text:span></text:p>
          <text:p text:style-name="P7"><text:span text:style-name="T6">　　该函数的使用很简单，第二个参数一般传递</text:span><text:span text:style-name="T5">NULL</text:span><text:span text:style-name="T6">值，也有用</text:span><text:span text:style-name="T5">current-&gt;files</text:span><text:span text:style-name="T6">作为实参的。</text:span></text:p>
          <text:p text:style-name="P8">　　使用以上函数的其它注意点：</text:p>
          <text:p text:style-name="P7"><text:span text:style-name="T6">　　</text:span><text:span text:style-name="T5">1. </text:span><text:span text:style-name="T6">其实</text:span><text:span text:style-name="T5">Linux Kernel</text:span><text:span text:style-name="T6">组成员不赞成在</text:span><text:span text:style-name="T5">kernel</text:span><text:span text:style-name="T6">中独立的读写文件</text:span><text:span text:style-name="T5">(</text:span><text:span text:style-name="T6">这样做可能会影响到策略和安全问题</text:span><text:span text:style-name="T5">)</text:span><text:span text:style-name="T6">，对内核需要的文件内容，最好由应用层配合完成。</text:span></text:p>
          <text:p text:style-name="P7"><text:soft-page-break/><text:span text:style-name="T6">　　</text:span><text:span text:style-name="T5">2. </text:span><text:span text:style-name="T6">在可加载的</text:span><text:span text:style-name="T5">kernel module</text:span><text:span text:style-name="T6">中使用这种方式读写文件可能使模块加载失败，原因是内核可能没有</text:span><text:span text:style-name="T5">EXPORT</text:span><text:span text:style-name="T6">你所需要的所有这些函数。</text:span></text:p>
          <text:p text:style-name="P7"><text:span text:style-name="T6">　　</text:span><text:span text:style-name="T5">3. </text:span><text:span text:style-name="T6">分析以上某些函数的参数可以看出，这些函数的正确运行需要依赖于进程环境，因此，有些函数不能在中断的</text:span><text:span text:style-name="T5">handle</text:span><text:span text:style-name="T6">或</text:span><text:span text:style-name="T5">Kernel</text:span><text:span text:style-name="T6">中不属于任可进程的代码中执行，否则可能出现崩溃，要避免这种情况发生，可以在</text:span><text:span text:style-name="T5">kernel</text:span><text:span text:style-name="T6">中创建内核线程，将这些函数放在线程环境下执行</text:span><text:span text:style-name="T5">(</text:span><text:span text:style-name="T6">创建内核线程的方式请参数</text:span><text:span text:style-name="T5">kernel_thread()</text:span><text:span text:style-name="T6">函数</text:span><text:span text:style-name="T5">)</text:span><text:span text:style-name="T6">。</text:span></text:p>
        </text:section>
      </text:section>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3:35:54.522549586</meta:creation-date>
    <dc:date>2019-08-27T18:14:06.503695055</dc:date>
    <meta:editing-duration>PT24M11S</meta:editing-duration>
    <meta:editing-cycles>2</meta:editing-cycles>
    <meta:generator>LibreOffice/5.1.6.2$Linux_X86_64 LibreOffice_project/10m0$Build-2</meta:generator>
    <meta:document-statistic meta:table-count="0" meta:image-count="0" meta:object-count="0" meta:page-count="3" meta:paragraph-count="33" meta:word-count="1447" meta:character-count="2391" meta:non-whitespace-character-count="2270"/>
  </office:meta>
</office:document-meta>
</file>